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office:font-face-decls>
  <office:automatic-styles>
    <style:style style:name="Tabla3" style:family="table">
      <style:table-properties style:width="19.001cm" table:align="margins"/>
    </style:style>
    <style:style style:name="Tabla3.A" style:family="table-column">
      <style:table-column-properties style:column-width="9.5cm" style:rel-column-width="32767*"/>
    </style:style>
    <style:style style:name="Tabla3.B" style:family="table-column">
      <style:table-column-properties style:column-width="9.5cm" style:rel-column-width="32768*"/>
    </style:style>
    <style:style style:name="Tabla3.1" style:family="table-row">
      <style:table-row-properties style:min-row-height="0.596cm"/>
    </style:style>
    <style:style style:name="Tabla3.A1" style:family="table-cell">
      <style:table-cell-properties fo:background-color="#ff3300" fo:padding="0.199cm" fo:border-left="1pt solid #ff3300" fo:border-right="none" fo:border-top="1pt solid #ff3300" fo:border-bottom="1pt solid #ff3300">
        <style:background-image/>
      </style:table-cell-properties>
    </style:style>
    <style:style style:name="Tabla3.B1" style:family="table-cell">
      <style:table-cell-properties fo:background-color="transparent" fo:padding="0.199cm" fo:border-left="none" fo:border-right="1pt solid #ff3300" fo:border-top="1pt solid #ff3300" fo:border-bottom="1pt solid #ff3300">
        <style:background-image/>
      </style:table-cell-properties>
    </style:style>
    <style:style style:name="Tabla2" style:family="table">
      <style:table-properties style:width="19.001cm" table:align="margins"/>
    </style:style>
    <style:style style:name="Tabla2.A" style:family="table-column">
      <style:table-column-properties style:column-width="9.79cm" style:rel-column-width="33765*"/>
    </style:style>
    <style:style style:name="Tabla2.B" style:family="table-column">
      <style:table-column-properties style:column-width="0.309cm" style:rel-column-width="1064*"/>
    </style:style>
    <style:style style:name="Tabla2.C" style:family="table-column">
      <style:table-column-properties style:column-width="8.902cm" style:rel-column-width="30706*"/>
    </style:style>
    <style:style style:name="Tabla2.A1" style:family="table-cell">
      <style:table-cell-properties fo:padding="0cm" fo:border="none"/>
    </style:style>
    <style:style style:name="Tabla1" style:family="table">
      <style:table-properties style:width="9.788cm" table:align="margins"/>
    </style:style>
    <style:style style:name="Tabla1.A" style:family="table-column">
      <style:table-column-properties style:column-width="3.903cm" style:rel-column-width="26136*"/>
    </style:style>
    <style:style style:name="Tabla1.B" style:family="table-column">
      <style:table-column-properties style:column-width="5.884cm" style:rel-column-width="39399*"/>
    </style:style>
    <style:style style:name="Tabla1.A1" style:family="table-cell">
      <style:table-cell-properties fo:padding-left="0cm" fo:padding-right="0cm" fo:padding-top="0.101cm" fo:padding-bottom="0cm" fo:border="none"/>
    </style:style>
    <style:style style:name="Tabla4" style:family="table">
      <style:table-properties style:width="8.904cm" table:align="margins"/>
    </style:style>
    <style:style style:name="Tabla4.A" style:family="table-column">
      <style:table-column-properties style:column-width="3.992cm" style:rel-column-width="29379*"/>
    </style:style>
    <style:style style:name="Tabla4.B" style:family="table-column">
      <style:table-column-properties style:column-width="4.912cm" style:rel-column-width="36156*"/>
    </style:style>
    <style:style style:name="Tabla4.A1" style:family="table-cell">
      <style:table-cell-properties fo:padding-left="0cm" fo:padding-right="0cm" fo:padding-top="0.101cm" fo:padding-bottom="0cm" fo:border="none"/>
    </style:style>
    <style:style style:name="Tabla1" style:family="table">
      <style:table-properties style:width="9.788cm" table:align="margins"/>
    </style:style>
    <style:style style:name="Tabla1.A" style:family="table-column">
      <style:table-column-properties style:column-width="3.903cm" style:rel-column-width="26136*"/>
    </style:style>
    <style:style style:name="Tabla1.B" style:family="table-column">
      <style:table-column-properties style:column-width="5.884cm" style:rel-column-width="39399*"/>
    </style:style>
    <style:style style:name="Tabla1.A1" style:family="table-cell">
      <style:table-cell-properties fo:padding-left="0cm" fo:padding-right="0cm" fo:padding-top="0.101cm" fo:padding-bottom="0cm" fo:border="none"/>
    </style:style>
    <style:style style:name="Tabla4" style:family="table">
      <style:table-properties style:width="8.904cm" table:align="margins"/>
    </style:style>
    <style:style style:name="Tabla4.A" style:family="table-column">
      <style:table-column-properties style:column-width="3.992cm" style:rel-column-width="29379*"/>
    </style:style>
    <style:style style:name="Tabla4.B" style:family="table-column">
      <style:table-column-properties style:column-width="4.912cm" style:rel-column-width="36156*"/>
    </style:style>
    <style:style style:name="Tabla4.A1" style:family="table-cell">
      <style:table-cell-properties fo:padding-left="0cm" fo:padding-right="0cm" fo:padding-top="0.101cm" fo:padding-bottom="0cm" fo:border="none"/>
    </style:style>
    <style:style style:name="Tableau1" style:family="table">
      <style:table-properties style:width="19.001cm" table:align="margins"/>
    </style:style>
    <style:style style:name="Tableau1.A" style:family="table-column">
      <style:table-column-properties style:column-width="6.789cm" style:rel-column-width="23416*"/>
    </style:style>
    <style:style style:name="Tableau1.B" style:family="table-column">
      <style:table-column-properties style:column-width="2.205cm" style:rel-column-width="7604*"/>
    </style:style>
    <style:style style:name="Tableau1.C" style:family="table-column">
      <style:table-column-properties style:column-width="1.898cm" style:rel-column-width="6546*"/>
    </style:style>
    <style:style style:name="Tableau1.D" style:family="table-column">
      <style:table-column-properties style:column-width="2.007cm" style:rel-column-width="6923*"/>
    </style:style>
    <style:style style:name="Tableau1.E" style:family="table-column">
      <style:table-column-properties style:column-width="1.896cm" style:rel-column-width="6540*"/>
    </style:style>
    <style:style style:name="Tableau1.F" style:family="table-column">
      <style:table-column-properties style:column-width="2.006cm" style:rel-column-width="6917*"/>
    </style:style>
    <style:style style:name="Tableau1.G" style:family="table-column">
      <style:table-column-properties style:column-width="2.2cm" style:rel-column-width="7589*"/>
    </style:style>
    <style:style style:name="Tableau1.A1" style:family="table-cell">
      <style:table-cell-properties style:vertical-align="middle" fo:background-color="#ff3300" fo:padding="0.097cm" fo:border-left="0.05pt solid #ff3300" fo:border-right="none" fo:border-top="0.05pt solid #ff3300" fo:border-bottom="0.05pt solid #ff3300">
        <style:background-image/>
      </style:table-cell-properties>
    </style:style>
    <style:style style:name="Tableau1.G1" style:family="table-cell">
      <style:table-cell-properties style:vertical-align="middle" fo:background-color="#ff3300" fo:padding="0.097cm" fo:border="0.05pt solid #ff3300">
        <style:background-image/>
      </style:table-cell-properties>
    </style:style>
    <style:style style:name="Tableau1.A2" style:family="table-cell">
      <style:table-cell-properties style:vertical-align="middle" fo:padding="0.097cm" fo:border-left="0.05pt solid #ff3300" fo:border-right="0.05pt solid #ff3300" fo:border-top="none" fo:border-bottom="0.05pt solid #ff3300"/>
    </style:style>
    <style:style style:name="Tableau1.A3" style:family="table-cell">
      <style:table-cell-properties style:vertical-align="middle" fo:padding="0.097cm" fo:border-left="0.05pt solid #ff3300" fo:border-right="none" fo:border-top="none" fo:border-bottom="0.05pt solid #ff3300"/>
    </style:style>
    <style:style style:name="Tableau1.B3" style:family="table-cell">
      <style:table-cell-properties style:vertical-align="middle" fo:padding="0.097cm" fo:border-left="0.05pt solid #ff3300" fo:border-right="none" fo:border-top="none" fo:border-bottom="0.05pt solid #ff3300"/>
    </style:style>
    <style:style style:name="Tableau1.C3" style:family="table-cell">
      <style:table-cell-properties style:vertical-align="middle" fo:padding="0.097cm" fo:border-left="0.05pt solid #ff3300" fo:border-right="none" fo:border-top="none" fo:border-bottom="0.05pt solid #ff3300"/>
    </style:style>
    <style:style style:name="Tableau1.D3" style:family="table-cell">
      <style:table-cell-properties style:vertical-align="middle" fo:padding="0.097cm" fo:border-left="0.05pt solid #ff3300" fo:border-right="none" fo:border-top="none" fo:border-bottom="0.05pt solid #ff3300"/>
    </style:style>
    <style:style style:name="Tableau1.E3" style:family="table-cell">
      <style:table-cell-properties style:vertical-align="middle" fo:padding="0.097cm" fo:border-left="0.05pt solid #ff3300" fo:border-right="none" fo:border-top="none" fo:border-bottom="0.05pt solid #ff3300"/>
    </style:style>
    <style:style style:name="Tableau1.F3" style:family="table-cell">
      <style:table-cell-properties style:vertical-align="middle" fo:padding="0.097cm" fo:border-left="0.05pt solid #ff3300" fo:border-right="none" fo:border-top="none" fo:border-bottom="0.05pt solid #ff3300"/>
    </style:style>
    <style:style style:name="Tableau1.G3" style:family="table-cell">
      <style:table-cell-properties style:vertical-align="middle" fo:padding="0.097cm" fo:border-left="0.05pt solid #ff3300" fo:border-right="0.05pt solid #ff3300" fo:border-top="none" fo:border-bottom="0.05pt solid #ff3300"/>
    </style:style>
    <style:style style:name="Tableau1.A4" style:family="table-cell">
      <style:table-cell-properties style:vertical-align="middle" fo:padding="0.097cm" fo:border-left="0.05pt solid #ff3300" fo:border-right="0.05pt solid #ff3300" fo:border-top="none" fo:border-bottom="0.05pt solid #ff3300"/>
    </style:style>
    <style:style style:name="Tableau1.A5" style:family="table-cell">
      <style:table-cell-properties style:vertical-align="middle" fo:padding="0.097cm" fo:border-left="none" fo:border-right="0.05pt solid #ff3300" fo:border-top="0.05pt solid #ff3300" fo:border-bottom="none"/>
    </style:style>
    <style:style style:name="Tableau1.G5" style:family="table-cell">
      <style:table-cell-properties style:vertical-align="middle" fo:padding="0.097cm" fo:border-left="0.05pt solid #ff3300" fo:border-right="0.05pt solid #ff3300" fo:border-top="none" fo:border-bottom="0.05pt solid #ff3300"/>
    </style:style>
    <style:style style:name="Tableau1.A6" style:family="table-cell">
      <style:table-cell-properties style:vertical-align="middle" fo:padding="0.097cm" fo:border-left="none" fo:border-right="0.05pt solid #ff3300" fo:border-top="none" fo:border-bottom="none"/>
    </style:style>
    <style:style style:name="Tableau1.G6" style:family="table-cell">
      <style:table-cell-properties style:vertical-align="middle" fo:padding="0.097cm" fo:border-left="0.05pt solid #ff3300" fo:border-right="0.05pt solid #ff3300" fo:border-top="none" fo:border-bottom="0.05pt solid #ff3300"/>
    </style:style>
    <style:style style:name="Tableau1.A7" style:family="table-cell">
      <style:table-cell-properties style:vertical-align="middle" fo:padding="0.097cm" fo:border-left="none" fo:border-right="0.05pt solid #ff3300" fo:border-top="none" fo:border-bottom="none"/>
    </style:style>
    <style:style style:name="Tableau1.G7" style:family="table-cell">
      <style:table-cell-properties style:vertical-align="middle" fo:padding="0.097cm" fo:border-left="0.05pt solid #ff3300" fo:border-right="0.05pt solid #ff3300" fo:border-top="none" fo:border-bottom="0.05pt solid #ff3300"/>
    </style:style>
    <style:style style:name="P1" style:family="paragraph" style:parent-style-name="Standard">
      <style:paragraph-properties fo:line-height="150%" fo:text-align="end" style:justify-single-word="false"/>
      <style:text-properties style:font-name="Lato"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Footer">
      <style:paragraph-properties fo:line-height="115%" fo:text-align="center" style:justify-single-word="false"/>
      <style:text-properties style:font-name="Lato" fo:font-size="8pt" officeooo:rsid="00ced6ba" officeooo:paragraph-rsid="00e426c4" style:font-size-asian="8pt" style:font-size-complex="8pt"/>
    </style:style>
    <style:style style:name="P3" style:family="paragraph" style:parent-style-name="Footer">
      <style:paragraph-properties fo:line-height="115%" fo:text-align="center" style:justify-single-word="false"/>
      <style:text-properties style:font-name="Lato" fo:font-size="8pt" style:font-size-asian="8pt" style:font-size-complex="8pt"/>
    </style:style>
    <style:style style:name="P4" style:family="paragraph" style:parent-style-name="Standard">
      <style:text-properties style:font-name="Lato" fo:font-size="8pt" officeooo:rsid="001cd9e1" officeooo:paragraph-rsid="001cd9e1" style:font-size-asian="8pt" style:font-size-complex="8pt"/>
    </style:style>
    <style:style style:name="P5" style:family="paragraph" style:parent-style-name="Table_20_Contents">
      <style:paragraph-properties fo:text-align="center" style:justify-single-word="false"/>
      <style:text-properties style:font-name="Lato" fo:font-size="8pt" officeooo:rsid="001812ca" officeooo:paragraph-rsid="0036b5e1" style:font-size-asian="8pt" style:font-size-complex="8pt"/>
    </style:style>
    <style:style style:name="P6" style:family="paragraph" style:parent-style-name="Table_20_Contents">
      <style:paragraph-properties fo:text-align="end" style:justify-single-word="false"/>
      <style:text-properties style:font-name="Lato" fo:font-size="8pt" style:font-size-asian="8pt" style:font-size-complex="8pt"/>
    </style:style>
    <style:style style:name="P7" style:family="paragraph" style:parent-style-name="Table_20_Contents">
      <style:paragraph-properties fo:text-align="end" style:justify-single-word="false"/>
      <style:text-properties style:font-name="Lato" fo:font-size="8pt" officeooo:rsid="006ef9c9" officeooo:paragraph-rsid="006ef9c9" style:font-size-asian="8pt" style:font-size-complex="8pt"/>
    </style:style>
    <style:style style:name="P8" style:family="paragraph" style:parent-style-name="Table_20_Contents">
      <style:paragraph-properties fo:text-align="end" style:justify-single-word="false"/>
      <style:text-properties style:font-name="Lato" fo:font-size="8pt" officeooo:rsid="0052b304" officeooo:paragraph-rsid="0052b304" style:font-size-asian="8pt" style:font-size-complex="8pt"/>
    </style:style>
    <style:style style:name="P9" style:family="paragraph" style:parent-style-name="Table_20_Contents">
      <style:paragraph-properties fo:text-align="end" style:justify-single-word="false"/>
      <style:text-properties style:font-name="Lato" fo:font-size="8pt" officeooo:rsid="0052b304" officeooo:paragraph-rsid="00a0e313" style:font-size-asian="8pt" style:font-size-complex="8pt"/>
    </style:style>
    <style:style style:name="P10" style:family="paragraph" style:parent-style-name="Standard">
      <style:text-properties style:font-name="Lato" fo:font-size="8pt" style:text-underline-style="solid" style:text-underline-width="auto" style:text-underline-color="font-color" officeooo:rsid="001cd9e1" officeooo:paragraph-rsid="001cd9e1" style:font-size-asian="8pt" style:font-size-complex="8pt"/>
    </style:style>
    <style:style style:name="P11" style:family="paragraph" style:parent-style-name="Standard">
      <style:paragraph-properties fo:text-align="end" style:justify-single-word="false"/>
      <style:text-properties style:font-name="Lato" fo:font-size="8pt" fo:font-style="normal" fo:font-weight="normal" officeooo:rsid="008f4abf" officeooo:paragraph-rsid="009540a1"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justify" style:justify-single-word="false"/>
      <style:text-properties style:font-name="Lato" fo:font-size="8pt" style:text-underline-style="none" fo:font-weight="normal" officeooo:rsid="002f9037" officeooo:paragraph-rsid="0036b5e1" style:font-size-asian="8pt" style:font-weight-asian="normal" style:font-size-complex="8pt" style:font-weight-complex="normal"/>
    </style:style>
    <style:style style:name="P13" style:family="paragraph" style:parent-style-name="Table_20_Contents">
      <style:paragraph-properties fo:text-align="justify" style:justify-single-word="false"/>
      <style:text-properties style:font-name="Lato" fo:font-size="8pt" style:text-underline-style="none" fo:font-weight="normal" officeooo:rsid="002f9037" officeooo:paragraph-rsid="015c162d" style:font-size-asian="8pt" style:font-weight-asian="normal" style:font-size-complex="8pt" style:font-weight-complex="normal"/>
    </style:style>
    <style:style style:name="P14" style:family="paragraph" style:parent-style-name="Standard">
      <style:paragraph-properties fo:text-align="start" style:justify-single-word="false"/>
      <style:text-properties style:font-name="Lato" fo:font-size="8pt" style:text-underline-style="none" fo:font-weight="normal" officeooo:rsid="002f9037" officeooo:paragraph-rsid="0133f86d" style:font-size-asian="8pt" style:font-weight-asian="normal" style:font-size-complex="8pt" style:font-weight-complex="normal"/>
    </style:style>
    <style:style style:name="P15" style:family="paragraph" style:parent-style-name="Standard">
      <style:paragraph-properties fo:text-align="start" style:justify-single-word="false"/>
      <style:text-properties style:font-name="Lato" fo:font-size="8pt" style:text-underline-style="none" fo:font-weight="normal" officeooo:rsid="002f9037" officeooo:paragraph-rsid="013c4cc1" style:font-size-asian="8pt" style:font-weight-asian="normal" style:font-size-complex="8pt" style:font-weight-complex="normal"/>
    </style:style>
    <style:style style:name="P16" style:family="paragraph" style:parent-style-name="Standard">
      <style:paragraph-properties fo:text-align="start" style:justify-single-word="false"/>
      <style:text-properties style:font-name="Lato" fo:font-size="8pt" style:text-underline-style="none" fo:font-weight="normal" officeooo:rsid="002f9037" officeooo:paragraph-rsid="015d04a1"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style:font-name="Lato" fo:font-size="8pt" style:text-underline-style="none" fo:font-weight="normal" officeooo:rsid="002f9037" officeooo:paragraph-rsid="0133ea27" style:font-size-asian="8pt" style:font-weight-asian="normal" style:font-size-complex="8pt" style:font-weight-complex="normal"/>
    </style:style>
    <style:style style:name="P18" style:family="paragraph" style:parent-style-name="Table_20_Contents">
      <style:paragraph-properties fo:text-align="end" style:justify-single-word="false"/>
      <style:text-properties style:font-name="Lato" fo:font-size="8pt" fo:font-weight="bold" officeooo:paragraph-rsid="00a0e313"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style:font-name="Lato" fo:font-size="8pt" fo:font-weight="bold" officeooo:rsid="00a0e313" officeooo:paragraph-rsid="00a0e313" style:font-size-asian="8pt" style:font-weight-asian="bold" style:font-size-complex="8pt" style:font-weight-complex="bold"/>
    </style:style>
    <style:style style:name="P20" style:family="paragraph" style:parent-style-name="Text_20_body">
      <style:paragraph-properties fo:text-align="center" style:justify-single-word="false"/>
      <style:text-properties style:font-name="Lato" fo:font-size="9pt" style:text-underline-style="none" fo:font-weight="bold" officeooo:rsid="014f960f" officeooo:paragraph-rsid="014f960f" style:font-size-asian="9pt" style:font-weight-asian="bold" style:font-size-complex="9pt" style:font-weight-complex="bold"/>
    </style:style>
    <style:style style:name="P21" style:family="paragraph" style:parent-style-name="Text_20_body">
      <style:text-properties style:font-name="Lato" fo:font-size="9pt" style:font-size-asian="9pt" style:font-size-complex="9pt"/>
    </style:style>
    <style:style style:name="P22" style:family="paragraph" style:parent-style-name="Standard">
      <style:paragraph-properties fo:text-align="justify" style:justify-single-word="false"/>
      <style:text-properties fo:font-size="10.5pt" style:text-underline-style="none" fo:font-weight="normal" officeooo:rsid="002f9037" officeooo:paragraph-rsid="0036b5e1" style:font-size-asian="10.5pt" style:font-weight-asian="normal" style:font-size-complex="10.5pt" style:font-weight-complex="normal"/>
    </style:style>
    <style:style style:name="P23" style:family="paragraph" style:parent-style-name="Table_20_Contents">
      <style:paragraph-properties fo:text-align="justify" style:justify-single-word="false"/>
      <style:text-properties fo:font-size="10.5pt" style:text-underline-style="none" fo:font-weight="normal" officeooo:rsid="002f9037" officeooo:paragraph-rsid="0133ea27"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fo:color="#ffffff" loext:opacity="100%" style:font-name="Lato" fo:font-size="8pt" style:text-underline-style="none" fo:font-weight="normal" officeooo:rsid="00facae0" officeooo:paragraph-rsid="01663e88" style:font-size-asian="8pt" style:font-weight-asian="normal" style:font-size-complex="8pt" style:font-weight-complex="normal"/>
    </style:style>
    <style:style style:name="P25" style:family="paragraph" style:parent-style-name="Table_20_Heading">
      <style:text-properties fo:color="#ffffff" loext:opacity="100%" style:font-name="Lato" fo:font-size="8pt" officeooo:rsid="003df831" officeooo:paragraph-rsid="003df831" fo:background-color="transparent" style:font-size-asian="8pt" style:font-size-complex="8pt"/>
    </style:style>
    <style:style style:name="P26" style:family="paragraph" style:parent-style-name="Table_20_Heading">
      <style:text-properties fo:color="#ffffff" loext:opacity="100%" style:font-name="Lato" fo:font-size="8pt" officeooo:rsid="00abba9b" officeooo:paragraph-rsid="00abba9b" fo:background-color="transparent" style:font-size-asian="8pt" style:font-size-complex="8pt"/>
    </style:style>
    <style:style style:name="P27" style:family="paragraph" style:parent-style-name="Table_20_Heading">
      <style:text-properties fo:color="#ffffff" loext:opacity="100%" style:font-name="Lato" fo:font-size="8pt" officeooo:rsid="0163a160" officeooo:paragraph-rsid="0163a160" fo:background-color="transparent" style:font-size-asian="8pt" style:font-size-complex="8pt"/>
    </style:style>
    <style:style style:name="P28" style:family="paragraph" style:parent-style-name="Table_20_Heading">
      <style:text-properties fo:color="#ffffff" loext:opacity="100%" style:font-name="Lato" fo:font-size="8pt" officeooo:rsid="004ae991" officeooo:paragraph-rsid="004ae991" fo:background-color="transparent" style:font-size-asian="8pt" style:font-size-complex="8pt"/>
    </style:style>
    <style:style style:name="P29" style:family="paragraph" style:parent-style-name="Table_20_Contents">
      <style:paragraph-properties fo:text-align="start" style:justify-single-word="false"/>
      <style:text-properties fo:color="#ffffff" loext:opacity="100%" style:font-name="Lato" fo:font-size="9pt" fo:font-weight="bold" officeooo:rsid="00d912b0" officeooo:paragraph-rsid="016c62e9" style:font-size-asian="9pt" style:font-weight-asian="bold" style:font-size-complex="9pt" style:font-weight-complex="bold"/>
    </style:style>
    <style:style style:name="P30" style:family="paragraph" style:parent-style-name="Standard">
      <style:text-properties style:font-name="Arial" fo:font-size="11pt" style:text-underline-style="none" fo:font-weight="normal" officeooo:rsid="002763ae" officeooo:paragraph-rsid="01663e88" style:font-size-asian="11pt" style:font-weight-asian="normal" style:font-size-complex="11pt" style:font-weight-complex="normal"/>
    </style:style>
    <style:style style:name="P31" style:family="paragraph" style:parent-style-name="Standard">
      <style:text-properties fo:color="#333333" loext:opacity="100%" style:text-underline-style="solid" style:text-underline-width="auto" style:text-underline-color="font-color" officeooo:rsid="001cd9e1" officeooo:paragraph-rsid="00f83e48"/>
    </style:style>
    <style:style style:name="P32" style:family="paragraph" style:parent-style-name="Table_20_Contents">
      <style:paragraph-properties fo:text-align="end" style:justify-single-word="false"/>
      <style:text-properties fo:color="#333333" loext:opacity="100%" style:font-name="Lato" fo:font-size="9pt" style:text-underline-style="none" fo:font-weight="bold" officeooo:rsid="0021ecd2" officeooo:paragraph-rsid="01663e88" style:font-size-asian="9pt" style:font-weight-asian="bold" style:font-size-complex="9pt" style:font-weight-complex="bold"/>
    </style:style>
    <style:style style:name="P33" style:family="paragraph" style:parent-style-name="Standard">
      <style:text-properties fo:color="#000000" loext:opacity="100%" style:font-name="Raleway" fo:font-size="11pt" officeooo:rsid="01bdd05f" officeooo:paragraph-rsid="01663e88" style:font-size-asian="11pt" style:font-size-complex="11pt"/>
    </style:style>
    <style:style style:name="P34" style:family="paragraph" style:parent-style-name="Standard">
      <style:paragraph-properties fo:text-align="justify" style:justify-single-word="false"/>
      <style:text-properties fo:color="#000000" loext:opacity="100%" style:font-name="Lato" fo:font-size="8pt" officeooo:rsid="00245ccc" officeooo:paragraph-rsid="01663e88" style:font-size-asian="8pt" style:font-size-complex="8pt"/>
    </style:style>
    <style:style style:name="P35" style:family="paragraph" style:parent-style-name="Table_20_Contents">
      <style:paragraph-properties fo:text-align="justify" style:justify-single-word="false"/>
      <style:text-properties fo:color="#000000" loext:opacity="100%" style:font-name="Lato" fo:font-size="8pt" officeooo:rsid="00e60cdf" officeooo:paragraph-rsid="01663e88" style:font-size-asian="8pt" style:font-size-complex="8pt"/>
    </style:style>
    <style:style style:name="P36" style:family="paragraph" style:parent-style-name="Table_20_Contents">
      <style:paragraph-properties fo:text-align="justify" style:justify-single-word="false"/>
      <style:text-properties fo:color="#000000" loext:opacity="100%" style:font-name="Lato" fo:font-size="8pt" officeooo:rsid="00e6bb46" officeooo:paragraph-rsid="01663e88" style:font-size-asian="8pt" style:font-size-complex="8pt"/>
    </style:style>
    <style:style style:name="P37" style:family="paragraph" style:parent-style-name="Table_20_Contents">
      <style:text-properties fo:color="#000000" loext:opacity="100%" style:font-name="Lato" fo:font-size="8pt" style:text-underline-style="none" officeooo:rsid="00390238" officeooo:paragraph-rsid="00390238" fo:background-color="transparent" style:font-size-asian="8pt" style:font-size-complex="8pt"/>
    </style:style>
    <style:style style:name="P38" style:family="paragraph" style:parent-style-name="Standard">
      <style:paragraph-properties fo:text-align="justify" style:justify-single-word="false"/>
      <style:text-properties officeooo:paragraph-rsid="01663e88"/>
    </style:style>
    <style:style style:name="P39" style:family="paragraph" style:parent-style-name="Table_20_Contents">
      <style:paragraph-properties fo:text-align="justify" style:justify-single-word="false"/>
      <style:text-properties officeooo:paragraph-rsid="01663e88"/>
    </style:style>
    <style:style style:name="P40" style:family="paragraph" style:parent-style-name="Table_20_Contents">
      <style:paragraph-properties fo:text-align="justify" style:justify-single-word="false"/>
      <style:text-properties officeooo:paragraph-rsid="013c4cc1"/>
    </style:style>
    <style:style style:name="P41" style:family="paragraph" style:parent-style-name="Table_20_Contents">
      <style:paragraph-properties fo:text-align="justify" style:justify-single-word="false"/>
      <style:text-properties officeooo:paragraph-rsid="015c162d"/>
    </style:style>
    <style:style style:name="P42" style:family="paragraph" style:parent-style-name="Standard">
      <style:paragraph-properties fo:text-align="start" style:justify-single-word="false"/>
      <style:text-properties fo:color="#666666" loext:opacity="100%" style:font-name="Lato" fo:font-size="8pt" style:text-underline-style="none" fo:font-weight="normal" officeooo:rsid="002f9037" officeooo:paragraph-rsid="01663e88" style:font-size-asian="8pt" style:font-weight-asian="normal" style:font-size-complex="8pt" style:font-weight-complex="normal"/>
    </style:style>
    <style:style style:name="P43"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1663e88" style:font-size-asian="8pt" style:font-weight-asian="normal" style:font-size-complex="8pt" style:font-weight-complex="normal"/>
    </style:style>
    <style:style style:name="P44" style:family="paragraph" style:parent-style-name="Standard">
      <style:text-properties officeooo:paragraph-rsid="01663e88"/>
    </style:style>
    <style:style style:name="P45" style:family="paragraph" style:parent-style-name="Table_20_Contents">
      <style:text-properties officeooo:paragraph-rsid="0036b5e1"/>
    </style:style>
    <style:style style:name="P46" style:family="paragraph" style:parent-style-name="Table_20_Contents">
      <style:paragraph-properties fo:text-align="justify" style:justify-single-word="false"/>
      <style:text-properties fo:font-size="10pt" officeooo:paragraph-rsid="01663e88" style:font-size-asian="10pt" style:font-size-complex="10pt"/>
    </style:style>
    <style:style style:name="P47" style:family="paragraph" style:parent-style-name="Table_20_Contents">
      <style:paragraph-properties fo:text-align="start" style:justify-single-word="false"/>
      <style:text-properties fo:font-size="9pt" style:text-underline-style="none" fo:font-weight="normal" officeooo:rsid="002f9037" officeooo:paragraph-rsid="0133ea27" style:font-size-asian="9pt" style:font-weight-asian="normal" style:font-size-complex="9pt" style:font-weight-complex="normal"/>
    </style:style>
    <style:style style:name="P48" style:family="paragraph" style:parent-style-name="Table_20_Contents">
      <style:paragraph-properties fo:text-align="start" style:justify-single-word="false"/>
      <style:text-properties fo:font-size="9pt" style:text-underline-style="none" fo:font-weight="normal" officeooo:rsid="002f9037" officeooo:paragraph-rsid="013c4cc1" style:font-size-asian="9pt" style:font-weight-asian="normal" style:font-size-complex="9pt" style:font-weight-complex="normal"/>
    </style:style>
    <style:style style:name="P49" style:family="paragraph" style:parent-style-name="Table_20_Contents">
      <style:paragraph-properties fo:text-align="start" style:justify-single-word="false"/>
      <style:text-properties fo:font-size="9pt" style:text-underline-style="none" fo:font-weight="normal" officeooo:rsid="002f9037" officeooo:paragraph-rsid="015c162d" style:font-size-asian="9pt" style:font-weight-asian="normal" style:font-size-complex="9pt" style:font-weight-complex="normal"/>
    </style:style>
    <style:style style:name="P50" style:family="paragraph" style:parent-style-name="Table_20_Contents">
      <style:paragraph-properties fo:text-align="start" style:justify-single-word="false"/>
      <style:text-properties officeooo:paragraph-rsid="01663e88"/>
    </style:style>
    <style:style style:name="P51" style:family="paragraph" style:parent-style-name="Table_20_Contents">
      <style:paragraph-properties fo:text-align="start" style:justify-single-word="false"/>
      <style:text-properties fo:font-size="8pt" officeooo:paragraph-rsid="01663e88" style:font-size-asian="8pt" style:font-size-complex="8pt"/>
    </style:style>
    <style:style style:name="P52" style:family="paragraph" style:parent-style-name="Table_20_Contents">
      <style:paragraph-properties fo:text-align="end" style:justify-single-word="false"/>
      <style:text-properties officeooo:paragraph-rsid="01663e88"/>
    </style:style>
    <style:style style:name="P53" style:family="paragraph" style:parent-style-name="Table_20_Contents">
      <style:paragraph-properties fo:text-align="end" style:justify-single-word="false"/>
      <style:text-properties fo:color="#1c1c1c" loext:opacity="100%" style:font-name="Lato" fo:font-size="9pt" style:text-underline-style="none" fo:font-weight="normal" officeooo:rsid="00d9b487" officeooo:paragraph-rsid="01663e88" style:font-size-asian="9pt" style:font-weight-asian="normal" style:font-size-complex="9pt" style:font-weight-complex="normal"/>
    </style:style>
    <style:style style:name="P54" style:family="paragraph" style:parent-style-name="Table_20_Contents">
      <style:paragraph-properties fo:text-align="center" style:justify-single-word="false"/>
      <style:text-properties fo:color="#ff3333" loext:opacity="100%" style:font-name="Lato" fo:font-size="8pt" style:text-underline-style="solid" style:text-underline-width="auto" style:text-underline-color="font-color" officeooo:rsid="00390238" officeooo:paragraph-rsid="00390238" style:font-size-asian="8pt" style:font-size-complex="8pt"/>
    </style:style>
    <style:style style:name="P55" style:family="paragraph" style:parent-style-name="Heading_20_3">
      <style:paragraph-properties fo:text-align="center" style:justify-single-word="false" fo:break-before="page"/>
      <style:text-properties style:font-name="Lato" fo:font-size="9pt" style:text-underline-style="none" fo:font-weight="bold" officeooo:rsid="014f960f" officeooo:paragraph-rsid="014f960f" style:font-size-asian="9pt" style:font-weight-asian="bold" style:font-size-complex="9pt" style:font-weight-complex="bold"/>
    </style:style>
    <style:style style:name="P56" style:family="paragraph" style:parent-style-name="Heading_20_3">
      <style:text-properties style:font-name="Lato" fo:font-size="9pt" style:font-size-asian="9pt" style:font-size-complex="9pt"/>
    </style:style>
    <style:style style:name="P57" style:family="paragraph" style:parent-style-name="Standard" style:master-page-name="Standard">
      <style:paragraph-properties style:page-number="auto"/>
      <style:text-properties style:font-name="Lato" fo:font-size="8pt" officeooo:rsid="001cd9e1" officeooo:paragraph-rsid="001cd9e1"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1322ced" fo:background-color="#ffffff" loext:char-shading-value="0" style:font-weight-asian="bold" style:font-weight-complex="bold"/>
    </style:style>
    <style:style style:name="T3" style:family="text">
      <style:text-properties fo:font-weight="bold" officeooo:rsid="013c4cc1" fo:background-color="#ffffff" loext:char-shading-value="0" style:font-weight-asian="bold" style:font-weight-complex="bold"/>
    </style:style>
    <style:style style:name="T4" style:family="text">
      <style:text-properties fo:font-weight="bold" officeooo:rsid="015c162d" fo:background-color="#ffffff" loext:char-shading-value="0" style:font-weight-asian="bold" style:font-weight-complex="bold"/>
    </style:style>
    <style:style style:name="T5" style:family="text">
      <style:text-properties officeooo:rsid="00a51477"/>
    </style:style>
    <style:style style:name="T6" style:family="text">
      <style:text-properties officeooo:rsid="00a0e313"/>
    </style:style>
    <style:style style:name="T7" style:family="text">
      <style:text-properties fo:font-size="10pt" officeooo:rsid="002381d7" style:font-size-asian="10pt" style:font-size-complex="10pt"/>
    </style:style>
    <style:style style:name="T8" style:family="text">
      <style:text-properties fo:font-size="10pt" officeooo:rsid="00e32b9d" style:font-size-asian="10pt" style:font-size-complex="10pt"/>
    </style:style>
    <style:style style:name="T9" style:family="text">
      <style:text-properties fo:font-size="10pt" officeooo:rsid="00274e7b" style:font-size-asian="10pt" style:font-size-complex="10pt"/>
    </style:style>
    <style:style style:name="T10" style:family="text">
      <style:text-properties fo:font-size="10pt" officeooo:rsid="00e60cdf" style:font-size-asian="10pt" style:font-size-complex="10pt"/>
    </style:style>
    <style:style style:name="T11" style:family="text">
      <style:text-properties fo:font-size="10pt" officeooo:rsid="00245ccc" style:font-size-asian="10pt" style:font-size-complex="10pt"/>
    </style:style>
    <style:style style:name="T12" style:family="text">
      <style:text-properties fo:background-color="#ffffff" loext:char-shading-value="0"/>
    </style:style>
    <style:style style:name="T13" style:family="text">
      <style:text-properties officeooo:rsid="01322ced" fo:background-color="#ffffff" loext:char-shading-value="0"/>
    </style:style>
    <style:style style:name="T14" style:family="text">
      <style:text-properties fo:color="#000000" loext:opacity="100%" style:font-name="Lato" fo:font-size="8pt" officeooo:rsid="01cd0936" style:font-size-asian="8pt" style:font-size-complex="8pt"/>
    </style:style>
    <style:style style:name="T15" style:family="text">
      <style:text-properties fo:color="#000000" loext:opacity="100%" style:font-name="Lato" style:text-underline-style="none" fo:font-weight="bold" officeooo:rsid="00d912b0" style:font-weight-asian="bold" style:font-weight-complex="bold"/>
    </style:style>
    <style:style style:name="T16" style:family="text">
      <style:text-properties fo:color="#333333" loext:opacity="100%" style:font-name="Lato" fo:font-size="9pt" style:text-underline-style="none" fo:font-weight="bold" officeooo:rsid="00d9b487" style:font-size-asian="9pt" style:font-weight-asian="bold" style:font-size-complex="9pt" style:font-weight-complex="bold"/>
    </style:style>
    <style:style style:name="T17" style:family="text">
      <style:text-properties style:font-name="Lato"/>
    </style:style>
    <style:style style:name="T18" style:family="text">
      <style:text-properties style:font-name="Lato" fo:font-size="9pt" officeooo:rsid="00d9b487" style:font-size-asian="9pt" style:font-size-complex="9pt"/>
    </style:style>
    <style:style style:name="T19" style:family="text">
      <style:text-properties style:font-name="Lato" fo:font-size="14pt" fo:font-weight="bold" style:font-size-asian="14pt" style:font-weight-asian="bold" style:font-size-complex="14pt" style:font-weight-complex="bold"/>
    </style:style>
    <style:style style:name="T20" style:family="text">
      <style:text-properties style:font-name="Lato" fo:font-size="14pt" officeooo:rsid="01599bfd" style:font-size-asian="14pt" style:font-size-complex="14pt"/>
    </style:style>
    <style:style style:name="T21" style:family="text">
      <style:text-properties style:font-name="Lato" fo:font-size="14pt" style:text-underline-style="none" fo:font-weight="bold" officeooo:rsid="002f9037" style:font-size-asian="14pt" style:font-weight-asian="bold" style:font-size-complex="14pt" style:font-weight-complex="bold"/>
    </style:style>
    <style:style style:name="T22" style:family="text">
      <style:text-properties style:font-name="Lato" officeooo:rsid="01599bfd"/>
    </style:style>
    <style:style style:name="T23" style:family="text">
      <style:text-properties style:font-name="Lato" fo:font-size="8pt" style:font-size-asian="8pt" style:font-size-complex="8pt"/>
    </style:style>
    <style:style style:name="T24" style:family="text">
      <style:text-properties style:font-name="Lato" fo:font-size="8pt" officeooo:rsid="00b8156a" style:font-size-asian="8pt" style:font-size-complex="8pt"/>
    </style:style>
    <style:style style:name="T25" style:family="text">
      <style:text-properties style:font-name="Lato" fo:font-size="8pt" style:text-underline-style="none" fo:font-weight="normal" officeooo:rsid="0163463a" style:font-size-asian="8pt" style:font-weight-asian="normal" style:font-size-complex="8pt" style:font-weight-complex="normal"/>
    </style:style>
    <style:style style:name="T26" style:family="text">
      <style:text-properties style:font-name="Lato" fo:font-size="8pt" style:text-underline-style="none" fo:font-weight="normal" officeooo:rsid="013c4cc1" style:font-size-asian="8pt" style:font-weight-asian="normal" style:font-size-complex="8pt" style:font-weight-complex="normal"/>
    </style:style>
    <style:style style:name="T27" style:family="text">
      <style:text-properties officeooo:rsid="002381d7"/>
    </style:style>
    <style:style style:name="T28" style:family="text">
      <style:text-properties officeooo:rsid="0027b648"/>
    </style:style>
    <style:style style:name="T29" style:family="text">
      <style:text-properties officeooo:rsid="002a2203"/>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paragraph-content" style:horizontal-pos="center" style:horizontal-rel="paragraph" fo:padding="0.15cm" fo:border="0.06pt solid #ff3300" style:shadow="none" draw:shadow-opacity="100%">
        <style:columns fo:column-count="1" fo:column-gap="0cm"/>
      </style:graphic-properties>
    </style:style>
    <style:style style:name="fr3" style:family="graphic" style:parent-style-name="Frame">
      <style:graphic-properties style:vertical-pos="top" style:vertical-rel="baseline" fo:padding="0cm" fo:border="none" style:shadow="none" draw:shadow-opacity="10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bf_report_header" text:name="py3o.o.company_id.bf_report_header"/>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bf_date_order" text:name="py3o.o.bf_date_order"/>
        <text:user-field-decl office:value-type="string" office:string-value="line.bf_name" text:name="py3o.line.bf_name"/>
        <text:user-field-decl office:value-type="string" office:string-value="bf_amount_total" text:name="py3o.o.bf_amount_total"/>
        <text:user-field-decl office:value-type="string" office:string-value="bf_amount_tax" text:name="py3o.o.bf_amount_tax"/>
        <text:user-field-decl office:value-type="string" office:string-value="bf_amount_untaxed" text:name="py3o.o.bf_amount_untaxed"/>
        <text:user-field-decl office:value-type="string" office:string-value="line.bf_price_subtotal" text:name="py3o.line.bf_price_subtotal"/>
        <text:user-field-decl office:value-type="string" office:string-value="line.bf_price_unit" text:name="py3o.line.bf_price_unit"/>
        <text:user-field-decl office:value-type="string" office:string-value="o.partner_id.bf_display_address" text:name="py3o.o.partner_id.bf_display_address"/>
        <text:user-field-decl office:value-type="string" office:string-value="iphone" text:name="py3o.iphone"/>
        <text:user-field-decl office:value-type="string" office:string-value="o.vat_label_full" text:name="py3o.o.vat_label_full"/>
        <text:user-field-decl office:value-type="string" office:string-value="o.fiscal_position_id.bf_note" text:name="py3o.o.fiscal_position_id.bf_note"/>
        <text:user-field-decl office:value-type="string" office:string-value="o.bf_notes" text:name="py3o.o.bf_notes"/>
        <text:user-field-decl office:value-type="string" office:string-value="o.payment_term_id.bf_note" text:name="py3o.o.payment_term_id.bf_note"/>
        <text:user-field-decl office:value-type="string" office:string-value="qty" text:name="py3o.line.bf_product_qty"/>
        <text:user-field-decl office:value-type="string" office:string-value="bf_date_planned" text:name="py3o.line.bf_date_planned"/>
        <text:user-field-decl office:value-type="string" office:string-value="bf_taxes_id" text:name="py3o.line.bf_taxes_id"/>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number_label" text:name="py3o.o.number_label"/>
        <text:user-field-decl office:value-type="string" office:string-value="o.bf_partner_ref" text:name="py3o.o.bf_partner_ref"/>
        <text:user-field-decl office:value-type="string" office:string-value="o.bf_date_approve" text:name="py3o.o.bf_date_approve"/>
      </text:user-field-decls>
      <text:p text:style-name="P57"><text:user-field-get text:name="py3o.o.company_id.name">o.company_id.name</text:user-field-get></text:p>
      <text:p text:style-name="P4"><text:user-field-get text:name="py3o.o.company_id.street">o.company_id.street</text:user-field-get></text:p>
      <text:p text:style-name="P4"><text:user-field-get text:name="py3o.o.company_id.city">o.company_id.city</text:user-field-get><text:s/><text:user-field-get text:name="py3o.o.company_id.state_id.code">o.company_id.state_id.code</text:user-field-get><text:s/><text:user-field-get text:name="py3o.o.company_id.zip">o.company_id.zip</text:user-field-get></text:p>
      <text:p text:style-name="P10"><text:user-field-get text:name="py3o.o.company_id.country_id.name">o.company_id.country_id.name</text:user-field-get></text:p>
      <text:p text:style-name="P31"/>
      <table:table table:name="Tabla3" table:style-name="Tabla3">
        <table:table-column table:style-name="Tabla3.A"/>
        <table:table-column table:style-name="Tabla3.B"/>
        <table:table-row table:style-name="Tabla3.1">
          <table:table-cell table:style-name="Tabla3.A1" office:value-type="string">
            <text:p text:style-name="P50"><text:a xlink:type="simple" xlink:href="py3o://if=%22o.dest_address_id%22" text:style-name="Internet_20_link" text:visited-style-name="Visited_20_Internet_20_Link"><text:span text:style-name="T14">if="o.dest_address_id"</text:span></text:a></text:p>
            <text:p text:style-name="P29">Shipping address</text:p>
            <text:p text:style-name="P24"><text:user-field-get text:name="py3o.o.dest_address_id.bf_display_address">o.dest_address_id.bf_display_address</text:user-field-get></text:p>
            <text:p text:style-name="P24"><text:user-field-get text:name="py3o.iphone">iphone</text:user-field-get><text:s/><text:user-field-get text:name="py3o.o.dest_address_id.phone">o.dest_address_id.phone</text:user-field-get></text:p>
            <text:p text:style-name="P51"><text:a xlink:type="simple" xlink:href="py3o:///if" text:style-name="Internet_20_link" text:visited-style-name="Visited_20_Internet_20_Link"><text:span text:style-name="T15">if</text:span></text:a></text:p>
          </table:table-cell>
          <table:table-cell table:style-name="Tabla3.B1" office:value-type="string">
            <text:p text:style-name="P32"><text:user-field-get text:name="py3o.o.partner_id.bf_display_address">o.partner_id.bf_display_address</text:user-field-get></text:p>
            <text:p text:style-name="P52"><text:a xlink:type="simple" xlink:href="py3o://if=%22o.partner_id.vat%22" text:style-name="Internet_20_link" text:visited-style-name="Visited_20_Internet_20_Link"><text:span text:style-name="T16">if="o.partner_id.vat"</text:span></text:a></text:p>
            <text:p text:style-name="P53"><text:user-field-get text:name="py3o.o.vat_label_full">o.vat_label_full</text:user-field-get></text:p>
            <text:p text:style-name="P52"><text:a xlink:type="simple" xlink:href="py3o:///if" text:style-name="Internet_20_link" text:visited-style-name="Visited_20_Internet_20_Link"><text:span text:style-name="T18">if</text:span></text:a></text:p>
          </table:table-cell>
        </table:table-row>
      </table:table>
      <text:p text:style-name="P44"/>
      <text:p text:style-name="P33"><text:span text:style-name="T19"><text:user-field-get text:name="py3o.o.number_label">o.number_label</text:user-field-get></text:span><text:span text:style-name="T17"><text:s/></text:span><text:span text:style-name="T20">#</text:span><text:span text:style-name="T22"> </text:span><text:span text:style-name="T21"><text:user-field-get text:name="py3o.o.name">o.name</text:user-field-get></text:span></text:p>
      <text:p text:style-name="P44"/>
      <table:table table:name="Tabla2" table:style-name="Tabla2">
        <table:table-column table:style-name="Tabla2.A"/>
        <table:table-column table:style-name="Tabla2.B"/>
        <table:table-column table:style-name="Tabla2.C"/>
        <table:table-row table:style-name="TableLine475701984">
          <table:table-cell table:style-name="Tabla2.A1" office:value-type="string">
            <table:table table:name="Tabla1" table:style-name="Tabla1">
              <table:table-column table:style-name="Tabla1.A"/>
              <table:table-column table:style-name="Tabla1.B"/>
              <table:table-row table:style-name="TableLine475703504">
                <table:table-cell table:style-name="Tabla1.A1" office:value-type="string">
                  <text:p text:style-name="P39"><text:a xlink:type="simple" xlink:href="py3o://if=%22o.date_order%22" text:style-name="Internet_20_link" text:visited-style-name="Visited_20_Internet_20_Link"><text:span text:style-name="T7">if="o.date_order"</text:span></text:a></text:p>
                </table:table-cell>
                <table:table-cell table:style-name="Tabla1.A1" office:value-type="string">
                  <text:p text:style-name="P46"/>
                </table:table-cell>
              </table:table-row>
              <table:table-row table:style-name="TableLine475727808">
                <table:table-cell table:style-name="Tabla1.A1" office:value-type="string">
                  <text:p text:style-name="P35">Order Date:</text:p>
                </table:table-cell>
                <table:table-cell table:style-name="Tabla1.A1" office:value-type="string">
                  <text:p text:style-name="P43"><text:user-field-get text:name="py3o.o.bf_date_order">o.bf_date_order</text:user-field-get></text:p>
                </table:table-cell>
              </table:table-row>
              <table:table-row table:style-name="TableLine475728432">
                <table:table-cell table:style-name="Tabla1.A1" office:value-type="string">
                  <text:p text:style-name="P38"><text:a xlink:type="simple" xlink:href="py3o:///if" text:style-name="Internet_20_link" text:visited-style-name="Visited_20_Internet_20_Link"><text:span text:style-name="T8">if</text:span></text:a></text:p>
                </table:table-cell>
                <table:table-cell table:style-name="Tabla1.A1" office:value-type="string">
                  <text:p text:style-name="P46"/>
                </table:table-cell>
              </table:table-row>
              <table:table-row table:style-name="TableLine475729056">
                <table:table-cell table:style-name="Tabla1.A1" office:value-type="string">
                  <text:p text:style-name="P39"><text:a xlink:type="simple" xlink:href="py3o://if=%22o.partner_ref%22" text:style-name="Internet_20_link" text:visited-style-name="Visited_20_Internet_20_Link"><text:span text:style-name="T9">if="o.partner_ref"</text:span></text:a></text:p>
                </table:table-cell>
                <table:table-cell table:style-name="Tabla1.A1" office:value-type="string">
                  <text:p text:style-name="P46"/>
                </table:table-cell>
              </table:table-row>
              <table:table-row table:style-name="TableLine475729680">
                <table:table-cell table:style-name="Tabla1.A1" office:value-type="string">
                  <text:p text:style-name="P35">Your <text:span text:style-name="T27">Order </text:span>Reference:</text:p>
                </table:table-cell>
                <table:table-cell table:style-name="Tabla1.A1" office:value-type="string">
                  <text:p text:style-name="P43"><text:user-field-get text:name="py3o.o.bf_partner_ref">o.bf_partner_ref</text:user-field-get></text:p>
                </table:table-cell>
              </table:table-row>
              <table:table-row table:style-name="TableLine475730368">
                <table:table-cell table:style-name="Tabla1.A1" office:value-type="string">
                  <text:p text:style-name="P38"><text:a xlink:type="simple" xlink:href="py3o:///if" text:style-name="Internet_20_link" text:visited-style-name="Visited_20_Internet_20_Link"><text:span text:style-name="T8">if</text:span></text:a></text:p>
                </table:table-cell>
                <table:table-cell table:style-name="Tabla1.A1" office:value-type="string">
                  <text:p text:style-name="P46"/>
                </table:table-cell>
              </table:table-row>
              <table:table-row table:style-name="TableLine475731056">
                <table:table-cell table:style-name="Tabla1.A1" office:value-type="string">
                  <text:p text:style-name="P39"><text:a xlink:type="simple" xlink:href="py3o://if=%22o.payment_term_id%22" text:style-name="Internet_20_link" text:visited-style-name="Visited_20_Internet_20_Link"><text:span text:style-name="T10">if="o.payment_term_id"</text:span></text:a></text:p>
                </table:table-cell>
                <table:table-cell table:style-name="Tabla1.A1" office:value-type="string">
                  <text:p text:style-name="P46"/>
                </table:table-cell>
              </table:table-row>
              <table:table-row table:style-name="TableLine475731744">
                <table:table-cell table:style-name="Tabla1.A1" office:value-type="string">
                  <text:p text:style-name="P35">Payment Terms:</text:p>
                </table:table-cell>
                <table:table-cell table:style-name="Tabla1.A1" office:value-type="string">
                  <text:p text:style-name="P42"><text:user-field-get text:name="py3o.o.payment_term_id.bf_note">o.payment_term_id.bf_note</text:user-field-get></text:p>
                </table:table-cell>
              </table:table-row>
              <table:table-row table:style-name="TableLine475732432">
                <table:table-cell table:style-name="Tabla1.A1" office:value-type="string">
                  <text:p text:style-name="P38"><text:a xlink:type="simple" xlink:href="py3o:///if" text:style-name="Internet_20_link" text:visited-style-name="Visited_20_Internet_20_Link"><text:span text:style-name="T8">if</text:span></text:a></text:p>
                </table:table-cell>
                <table:table-cell table:style-name="Tabla1.A1" office:value-type="string">
                  <text:p text:style-name="P46"/>
                </table:table-cell>
              </table:table-row>
            </table:table>
            <text:p text:style-name="P39"/>
          </table:table-cell>
          <table:table-cell table:style-name="Tabla2.A1" office:value-type="string">
            <text:p text:style-name="P39"/>
          </table:table-cell>
          <table:table-cell table:style-name="Tabla2.A1" office:value-type="string">
            <table:table table:name="Tabla4" table:style-name="Tabla4">
              <table:table-column table:style-name="Tabla4.A"/>
              <table:table-column table:style-name="Tabla4.B"/>
              <table:table-row table:style-name="TableLine475734192">
                <table:table-cell table:style-name="Tabla4.A1" office:value-type="string">
                  <text:p text:style-name="P39"><text:a xlink:type="simple" xlink:href="py3o://if=%22o.name%22" text:style-name="Internet_20_link" text:visited-style-name="Visited_20_Internet_20_Link"><text:span text:style-name="T7">if="o.name"</text:span></text:a></text:p>
                </table:table-cell>
                <table:table-cell table:style-name="Tabla4.A1" office:value-type="string">
                  <text:p text:style-name="P46"/>
                </table:table-cell>
              </table:table-row>
              <table:table-row table:style-name="TableLine475750208">
                <table:table-cell table:style-name="Tabla4.A1" office:value-type="string">
                  <text:p text:style-name="P36"><text:span text:style-name="T28">Our Order Reference</text:span>:</text:p>
                </table:table-cell>
                <table:table-cell table:style-name="Tabla4.A1" office:value-type="string">
                  <text:p text:style-name="P43"><text:user-field-get text:name="py3o.o.name">o.name</text:user-field-get></text:p>
                </table:table-cell>
              </table:table-row>
              <table:table-row table:style-name="TableLine475750832">
                <table:table-cell table:style-name="Tabla4.A1" office:value-type="string">
                  <text:p text:style-name="P39"><text:a xlink:type="simple" xlink:href="py3o:///if" text:style-name="Internet_20_link" text:visited-style-name="Visited_20_Internet_20_Link"><text:span text:style-name="T7">if</text:span></text:a></text:p>
                </table:table-cell>
                <table:table-cell table:style-name="Tabla4.A1" office:value-type="string">
                  <text:p text:style-name="P46"/>
                </table:table-cell>
              </table:table-row>
              <table:table-row table:style-name="TableLine475751456">
                <table:table-cell table:style-name="Tabla4.A1" office:value-type="string">
                  <text:p text:style-name="P39"><text:a xlink:type="simple" xlink:href="py3o://if=%22o.date_approve%22" text:style-name="Internet_20_link" text:visited-style-name="Visited_20_Internet_20_Link"><text:span text:style-name="T29">if="o.date_approve"</text:span></text:a></text:p>
                </table:table-cell>
                <table:table-cell table:style-name="Tabla4.A1" office:value-type="string">
                  <text:p text:style-name="P43"/>
                </table:table-cell>
              </table:table-row>
              <table:table-row table:style-name="TableLine475752080">
                <table:table-cell table:style-name="Tabla4.A1" office:value-type="string">
                  <text:p text:style-name="P34">Approval Date:</text:p>
                </table:table-cell>
                <table:table-cell table:style-name="Tabla4.A1" office:value-type="string">
                  <text:p text:style-name="P43"><text:user-field-get text:name="py3o.o.bf_date_approve">o.bf_date_approve</text:user-field-get></text:p>
                </table:table-cell>
              </table:table-row>
              <table:table-row table:style-name="TableLine475752704">
                <table:table-cell table:style-name="Tabla4.A1" office:value-type="string">
                  <text:p text:style-name="P38"><text:a xlink:type="simple" xlink:href="py3o:///if" text:style-name="Internet_20_link" text:visited-style-name="Visited_20_Internet_20_Link"><text:span text:style-name="T11">if</text:span></text:a></text:p>
                </table:table-cell>
                <table:table-cell table:style-name="Tabla4.A1" office:value-type="string">
                  <text:p text:style-name="P46"/>
                </table:table-cell>
              </table:table-row>
            </table:table>
            <text:p text:style-name="P39"/>
          </table:table-cell>
        </table:table-row>
      </table:table>
      <text:p text:style-name="P3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Line475754528">
            <table:table-cell table:style-name="Tableau1.A1" office:value-type="string">
              <text:p text:style-name="P25">Description</text:p>
            </table:table-cell>
            <table:table-cell table:style-name="Tableau1.A1" office:value-type="string">
              <text:p text:style-name="P26">Image</text:p>
            </table:table-cell>
            <table:table-cell table:style-name="Tableau1.A1" office:value-type="string">
              <text:p text:style-name="P25">Quantity</text:p>
            </table:table-cell>
            <table:table-cell table:style-name="Tableau1.A1" office:value-type="string">
              <text:p text:style-name="P25">Unit Price</text:p>
            </table:table-cell>
            <table:table-cell table:style-name="Tableau1.A1" office:value-type="string">
              <text:p text:style-name="P27">Date Req.</text:p>
            </table:table-cell>
            <table:table-cell table:style-name="Tableau1.A1" office:value-type="string">
              <text:p text:style-name="P28">Taxes</text:p>
            </table:table-cell>
            <table:table-cell table:style-name="Tableau1.G1" office:value-type="string">
              <text:p text:style-name="P28">Price</text:p>
            </table:table-cell>
          </table:table-row>
        </table:table-header-rows>
        <table:table-row table:style-name="TableLine475788240">
          <table:table-cell table:style-name="Tableau1.A2" table:number-columns-spanned="7" office:value-type="string">
            <text:p text:style-name="P45"><text:a xlink:type="simple" xlink:href="py3o://for=%22line%20in%20o.order_line%22" text:style-name="Internet_20_link" text:visited-style-name="Visited_20_Internet_20_Link"><text:span text:style-name="T24">for="line in o.order_line"</text:span></text:a></text:p>
          </table:table-cell>
          <table:covered-table-cell/>
          <table:covered-table-cell/>
          <table:covered-table-cell/>
          <table:covered-table-cell/>
          <table:covered-table-cell/>
          <table:covered-table-cell/>
        </table:table-row>
        <table:table-row table:style-name="TableLine475789328">
          <table:table-cell table:style-name="Tableau1.A3" office:value-type="string">
            <text:p text:style-name="P37"><text:user-field-get text:name="py3o.line.bf_name">line.bf_name</text:user-field-get></text:p>
          </table:table-cell>
          <table:table-cell table:style-name="Tableau1.B3" office:value-type="string">
            <text:p text:style-name="P54"><draw:frame draw:style-name="fr3" draw:name="py3o.image(line.product_id.image_128, 'png', width='1cm', height='1cm', isb64=True)" text:anchor-type="as-char" svg:width="1.131cm" draw:z-index="0"><draw:text-box fo:min-height="0.79cm"><text:p text:style-name="Frame_20_contents"/></draw:text-box></draw:frame></text:p>
          </table:table-cell>
          <table:table-cell table:style-name="Tableau1.C3" office:value-type="string">
            <text:p text:style-name="P5"><text:user-field-get text:name="py3o.line.bf_product_qty">qty</text:user-field-get></text:p>
          </table:table-cell>
          <table:table-cell table:style-name="Tableau1.D3" office:value-type="string">
            <text:p text:style-name="P6"><text:user-field-get text:name="py3o.line.bf_price_unit">line.bf_price_unit</text:user-field-get></text:p>
          </table:table-cell>
          <table:table-cell table:style-name="Tableau1.E3" office:value-type="string">
            <text:p text:style-name="P6"><text:user-field-get text:name="py3o.line.bf_date_planned">bf_date_planned</text:user-field-get></text:p>
          </table:table-cell>
          <table:table-cell table:style-name="Tableau1.F3" office:value-type="string">
            <text:p text:style-name="P11"><text:user-field-get text:name="py3o.line.bf_taxes_id">bf_taxes_id</text:user-field-get></text:p>
          </table:table-cell>
          <table:table-cell table:style-name="Tableau1.G3" office:value-type="string">
            <text:p text:style-name="P7"><text:s/><text:user-field-get text:name="py3o.line.bf_price_subtotal">line.bf_price_subtotal</text:user-field-get></text:p>
          </table:table-cell>
        </table:table-row>
        <table:table-row table:style-name="TableLine475794048">
          <table:table-cell table:style-name="Tableau1.A4" table:number-columns-spanned="7" office:value-type="string">
            <text:p text:style-name="P45"><text:a xlink:type="simple" xlink:href="py3o:///for" text:style-name="Internet_20_link" text:visited-style-name="Visited_20_Internet_20_Link"><text:span text:style-name="T23">/for</text:span></text:a></text:p>
          </table:table-cell>
          <table:covered-table-cell/>
          <table:covered-table-cell/>
          <table:covered-table-cell/>
          <table:covered-table-cell/>
          <table:covered-table-cell/>
          <table:covered-table-cell/>
        </table:table-row>
        <table:table-row table:style-name="TableLine475795312">
          <table:table-cell table:style-name="Tableau1.A5" table:number-columns-spanned="6" office:value-type="string">
            <text:p text:style-name="P18"><text:span text:style-name="T6">Total Without Taxes</text:span>:</text:p>
          </table:table-cell>
          <table:covered-table-cell/>
          <table:covered-table-cell/>
          <table:covered-table-cell/>
          <table:covered-table-cell/>
          <table:covered-table-cell/>
          <table:table-cell table:style-name="Tableau1.G5" office:value-type="string">
            <text:p text:style-name="P8"><text:s/><text:user-field-get text:name="py3o.o.bf_amount_untaxed">bf_amount_untaxed</text:user-field-get></text:p>
          </table:table-cell>
        </table:table-row>
        <table:table-row table:style-name="TableLine475797168">
          <table:table-cell table:style-name="Tableau1.A6" table:number-columns-spanned="6" office:value-type="string">
            <text:p text:style-name="P19">Taxes:</text:p>
          </table:table-cell>
          <table:covered-table-cell/>
          <table:covered-table-cell/>
          <table:covered-table-cell/>
          <table:covered-table-cell/>
          <table:covered-table-cell/>
          <table:table-cell table:style-name="Tableau1.G6" office:value-type="string">
            <text:p text:style-name="P8"><text:user-field-get text:name="py3o.o.bf_amount_tax">bf_amount_tax</text:user-field-get></text:p>
          </table:table-cell>
        </table:table-row>
        <table:table-row table:style-name="TableLine475798944">
          <table:table-cell table:style-name="Tableau1.A7" table:number-columns-spanned="6" office:value-type="string">
            <text:p text:style-name="P19">Total:</text:p>
          </table:table-cell>
          <table:covered-table-cell/>
          <table:covered-table-cell/>
          <table:covered-table-cell/>
          <table:covered-table-cell/>
          <table:covered-table-cell/>
          <table:table-cell table:style-name="Tableau1.G7" office:value-type="string">
            <text:p text:style-name="P9"><text:user-field-get text:name="py3o.o.bf_amount_total">bf_amount_total</text:user-field-get></text:p>
          </table:table-cell>
        </table:table-row>
      </table:table>
      <text:p text:style-name="P22"/>
      <text:p text:style-name="P41"><text:a xlink:type="simple" xlink:href="py3o://if=%22o.notes%22" text:style-name="Internet_20_link" text:visited-style-name="Visited_20_Internet_20_Link"><text:span text:style-name="T25">if="o.notes"</text:span></text:a></text:p>
      <text:p text:style-name="P13"><draw:frame draw:style-name="fr2" draw:name="Marco1" text:anchor-type="paragraph" svg:width="18.972cm" draw:z-index="1"><draw:text-box fo:min-height="0.79cm"><text:p text:style-name="P16"><text:span text:style-name="T4">Note</text:span><text:span text:style-name="T2">: </text:span><text:span text:style-name="T12"><text:user-field-get text:name="py3o.o.bf_notes">o.bf_notes</text:user-field-get></text:span></text:p></draw:text-box></draw:frame></text:p>
      <text:p text:style-name="P49"><text:a xlink:type="simple" xlink:href="py3o:///if" text:style-name="Internet_20_link" text:visited-style-name="Visited_20_Internet_20_Link"><text:span text:style-name="T23">/if</text:span></text:a></text:p>
      <text:p text:style-name="P12"/>
      <text:p text:style-name="P23"><text:a xlink:type="simple" xlink:href="py3o://if=%22o.payment_term_id%22" text:style-name="Internet_20_link" text:visited-style-name="Visited_20_Internet_20_Link"><text:span text:style-name="T23">if="o.payment_term_id"</text:span></text:a></text:p>
      <text:p text:style-name="P14"><text:span text:style-name="T2">Payment Terms: </text:span><text:user-field-get text:name="py3o.o.payment_term_id.bf_note">o.payment_term_id.bf_note</text:user-field-get></text:p>
      <text:p text:style-name="P47"><text:a xlink:type="simple" xlink:href="py3o:///if" text:style-name="Internet_20_link" text:visited-style-name="Visited_20_Internet_20_Link"><text:span text:style-name="T23">/if</text:span></text:a></text:p>
      <text:p text:style-name="P17"/>
      <text:p text:style-name="P40"><text:a xlink:type="simple" xlink:href="py3o://if=%22o.fiscal_position_id.note%22" text:style-name="Internet_20_link" text:visited-style-name="Visited_20_Internet_20_Link"><text:span text:style-name="T26">if="o.fiscal_position_id.note"</text:span></text:a></text:p>
      <text:p text:style-name="P15"><text:span text:style-name="T3">Fiscal Position Remark</text:span><text:span text:style-name="T2">: </text:span><text:span text:style-name="T13"><text:user-field-get text:name="py3o.o.fiscal_position_id.bf_note">o.fiscal_position_id.bf_note</text:user-field-get></text:span></text:p>
      <text:p text:style-name="P48"><text:a xlink:type="simple" xlink:href="py3o:///if" text:style-name="Internet_20_link" text:visited-style-name="Visited_20_Internet_20_Link"><text:span text:style-name="T23">/if</text:span></text:a></text:p>
      <text:h text:style-name="P55" text:outline-level="3">Terms And Conditions Template</text:h>
      <text:p text:style-name="P20"/>
      <text:section text:style-name="Sect1" text:name="Translation">
        <text:p text:style-name="P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6" text:outline-level="3">Section 1.10.32 of "de Finibus Bonorum et Malorum", written by Cicero in 45 BC</text:h>
        <text:p text:style-name="P2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h text:style-name="P56" text:outline-level="3">1914 translation by H. Rackham</text:h>
        <text:p text:style-name="P21">"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h text:style-name="P56" text:outline-level="3">Section 1.10.33 of "de Finibus Bonorum et Malorum", written by Cicero in 45 BC</text:h>
        <text:p text:style-name="P2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h text:style-name="P56" text:outline-level="3">1914 translation by H. Rackham</text:h>
        <text:p text:style-name="P21">"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ato"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line-height="115%" fo:text-align="center" style:justify-single-word="false"/>
      <style:text-properties style:font-name="Lato" fo:font-size="8pt" officeooo:rsid="00ced6ba" officeooo:paragraph-rsid="00e426c4" style:font-size-asian="8pt" style:font-size-complex="8pt"/>
    </style:style>
    <style:style style:name="MP3" style:family="paragraph" style:parent-style-name="Footer">
      <style:paragraph-properties fo:line-height="115%" fo:text-align="center" style:justify-single-word="false"/>
      <style:text-properties style:font-name="Lato" fo:font-size="8pt" style:font-size-asian="8pt" style:font-size-complex="8pt"/>
    </style:style>
    <style:style style:name="MT1" style:family="text">
      <style:text-properties fo:font-weight="bold" style:font-weight-asian="bold" style:font-weight-complex="bold"/>
    </style:style>
    <style:style style:name="MT2" style:family="text">
      <style:text-properties officeooo:rsid="00a51477"/>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046cm" svg:y="-1.284cm" svg:width="1.799cm" draw:z-index="3"><draw:text-box fo:min-height="1.799cm"><text:p text:style-name="Frame_20_contents"/></draw:text-box></draw:frame><text:user-field-get text:name="py3o.o.company_id.bf_report_header">o.company_id.bf_report_header</text:user-field-get></text:p>
      </style:header>
      <style:footer>
        <text:user-field-decl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ext:p text:style-name="MP2"><text:span text:style-name="MT1">Phone:</text:span> <text:user-field-get text:name="py3o.o.company_id.phone">o.company_id.phone</text:user-field-get><text:s text:c="5"/><text:span text:style-name="MT1">Email:</text:span> <text:user-field-get text:name="py3o.o.company_id.email">o.company_id.email</text:user-field-get><text:s text:c="5"/><text:span text:style-name="MT1">Web:</text:span> <text:user-field-get text:name="py3o.o.company_id.website">o.company_id.website</text:user-field-get></text:p>
        <text:p text:style-name="MP2"><text:user-field-get text:name="py3o.o.company_id.bf_report_footer">o.company_id.bf_report_footer</text:user-field-get></text:p>
        <text:p text:style-name="MP3"><text:span text:style-name="MT2">Page: </text:span><text:span text:style-name="MT2"><text:page-number text:select-page="current">2</text:page-number></text:span><text:span text:style-name="MT2"><text:s/></text:span>/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22:03.317198367</dc:date>
    <meta:editing-duration>P4DT15H10M12S</meta:editing-duration>
    <meta:editing-cycles>330</meta:editing-cycles>
    <meta:document-statistic meta:table-count="5" meta:image-count="0" meta:object-count="0" meta:page-count="2" meta:paragraph-count="79" meta:word-count="710" meta:character-count="5000" meta:non-whitespace-character-count="4358"/>
  </office:meta>
</office:document-meta>
</file>